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dfecf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dfec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dfecf" style:font-size-asian="11pt" style:font-size-complex="11pt"/>
    </style:style>
    <style:style style:name="P5" style:family="paragraph" style:parent-style-name="UrbanBody_20_">
      <style:text-properties style:font-name="Arial" fo:font-size="11pt" fo:letter-spacing="-0.005cm" style:font-size-asian="11pt" style:font-size-complex="11pt"/>
    </style:style>
    <style:style style:name="P6" style:family="paragraph" style:parent-style-name="UrbanBody_20_">
      <style:text-properties style:font-name="Arial" fo:font-size="11pt" style:font-size-asian="11pt" style:font-size-complex="11pt"/>
    </style:style>
    <style:style style:name="P7" style:family="paragraph" style:parent-style-name="UrbanBody_20_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fecf" style:font-size-asian="10pt" style:font-size-complex="10pt"/>
    </style:style>
    <style:style style:name="P9" style:family="paragraph" style:parent-style-name="UrbanTitle">
      <style:text-properties style:font-name="Arial" officeooo:paragraph-rsid="001dfecf"/>
    </style:style>
    <style:style style:name="P10" style:family="paragraph" style:parent-style-name="UrbanTitle">
      <style:text-properties style:font-name="Arial" style:text-underline-style="none" officeooo:paragraph-rsid="001dfecf"/>
    </style:style>
    <style:style style:name="P11" style:family="paragraph" style:parent-style-name="UrbanBody_20_" style:list-style-name="L1">
      <style:text-properties style:font-name="Arial" fo:font-size="11pt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fo:letter-spacing="-0.005cm"/>
    </style:style>
    <style:style style:name="T6" style:family="text">
      <style:text-properties fo:letter-spacing="-0.005cm" style:font-name-complex="Arial"/>
    </style:style>
    <style:style style:name="T7" style:family="text">
      <style:text-properties fo:letter-spacing="-0.005cm" fo:language="zxx" fo:country="none" style:language-asian="zxx" style:country-asian="none"/>
    </style:style>
    <style:style style:name="T8" style:family="text">
      <style:text-properties fo:language="fr" fo:country="BE"/>
    </style:style>
    <style:style style:name="T9" style:family="text">
      <style:text-properties officeooo:rsid="001af52b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2"><text:span text:style-name="T18">do text</text:span></text:p><text:p text:style-name="P12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<text:span text:style-name="T1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2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2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2"><text:conditional-text text:condition="ooow:&quot;view.do_mailing()&quot;" text:string-value-if-true="&quot;mailed_data.street&quot;" text:string-value-if-false="">mailed_data.street</text:conditional-text></text:span><text:span text:style-name="T12">, </text:span><text:span text:style-name="T12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2"><text:conditional-text text:condition="ooow:&quot;view.do_mailing()&quot;" text:string-value-if-true="&quot;mailed_data.zipcode&quot;" text:string-value-if-false="">mailed_data.zipcode</text:conditional-text></text:span><text:span text:style-name="T12"> </text:span><text:span text:style-name="T12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9"/>
      <text:p text:style-name="P10">Demande recevable</text:p>
      <text:p text:style-name="P6"/>
      <text:p text:style-name="P6"/>
      <text:p text:style-name="P6"/>
      <text:p text:style-name="P6"><office:annotation><dc:creator>Gauthier Bastien</dc:creator><dc:date>2011-02-16T16:12:24</dc:date><text:p text:style-name="P12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/>
      <text:p text:style-name="P6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5"/>
      <text:p text:style-name="P7"><text:span text:style-name="T4">Conformément à </text:span><text:span text:style-name="T5">l’article 14§4 du </text:span><text:span text:style-name="T6">décret du 11 mars 1999 relatif au permis d’environnement, v</text:span><text:span text:style-name="T5">otre déclaration du </text:span><text:span text:style-name="T5"><text:text-input text:description="Evénement-Date de réception">licence_view.format_date(self.getLastDeposit().getEventDate())</text:text-input></text:span><text:span text:style-name="T5"><text:s/>dont objet sous rubrique a été déclaré recevable</text:span><text:span text:style-name="T7">.</text:span></text:p>
      <text:p text:style-name="P6"/>
      <text:p text:style-name="P6">Je vous transmets en annexe copie : </text:p>
      <text:list xml:id="list115156814" text:style-name="L1">
        <text:list-item>
          <text:p text:style-name="P11">des conditions générales ;</text:p>
        </text:list-item>
        <text:list-item>
          <text:p text:style-name="P11"><office:annotation><dc:creator>Simon Delcourt</dc:creator><dc:date>2012-12-03T14:33:22</dc:date><text:p text:style-name="P12"><text:span text:style-name="T14">do text if </text:span><text:span text:style-name="T15">self.getIandSConditions() </text:span></text:p></office:annotation>des conditions intégrales et sectorielles suivantes :</text:p>
        </text:list-item>
      </text:list>
      <text:section text:style-name="Sect1" text:name="Section1">
        <text:p text:style-name="P6"><office:annotation><dc:creator>Simon Delcourt</dc:creator><dc:date>2012-12-03T14:26:38</dc:date><text:p text:style-name="P12"><text:span text:style-name="T14">do section for condition in s</text:span><text:span text:style-name="T15">elf.getIandSConditions() </text:span></text:p></office:annotation><text:tab/>- <text:text-input text:description="Délivré à xxx le xxx">condition.Title()</text:text-input></text:p>
      </text:section>
      <text:list xml:id="list95338905866387" text:continue-numbering="true" text:style-name="L1">
        <text:list-item>
          <text:p text:style-name="P11"><office:annotation><dc:creator>Simon Delcourt</dc:creator><dc:date>2012-12-03T14:33:22</dc:date><text:p text:style-name="P12"><text:span text:style-name="T14">do text if </text:span><text:span text:style-name="T15">self.getIntegralConditions() </text:span></text:p></office:annotation>des conditions intégrales suivantes :</text:p>
        </text:list-item>
      </text:list>
      <text:section text:style-name="Sect1" text:name="Section2">
        <text:p text:style-name="P6"><office:annotation><dc:creator>Simon Delcourt</dc:creator><dc:date>2012-12-03T14:26:38</dc:date><text:p text:style-name="P12"><text:span text:style-name="T14">do section for condition in s</text:span><text:span text:style-name="T15">elf.getIntegralConditions() </text:span></text:p></office:annotation><text:tab/>- <text:text-input text:description="Délivré à xxx le xxx">condition.Title()</text:text-input></text:p>
      </text:section>
      <text:list xml:id="list95338535400962" text:continue-numbering="true" text:style-name="L1">
        <text:list-item>
          <text:p text:style-name="P11"><office:annotation><dc:creator>Simon Delcourt</dc:creator><dc:date>2012-12-03T14:33:22</dc:date><text:p text:style-name="P12"><text:span text:style-name="T14">do text if </text:span><text:span text:style-name="T15">self.getSectorialConditions() </text:span></text:p></office:annotation>des conditions sectorielles suivantes :</text:p>
        </text:list-item>
      </text:list>
      <text:section text:style-name="Sect1" text:name="Section3">
        <text:p text:style-name="P6"><office:annotation><dc:creator>Simon Delcourt</dc:creator><dc:date>2012-12-03T14:26:38</dc:date><text:p text:style-name="P12"><text:span text:style-name="T14">do section for condition in s</text:span><text:span text:style-name="T15">elf.getSectorialConditions() </text:span></text:p></office:annotation><text:tab/>- <text:text-input text:description="Délivré à xxx le xxx">condition.Title()</text:text-input></text:p>
      </text:section>
      <text:p text:style-name="P6"/>
      <text:p text:style-name="P6">à respecter dans le cadre de votre déclaration.</text:p>
      <text:p text:style-name="P6"/>
      <text:p text:style-name="P6">Des conditions complémentaires seront requise<text:span text:style-name="T9">s</text:span>. Celles-ci vous seront notifiées dans un délai de 30 jours à dater de l’accusé de réception de votre déclaration ou à dater de la date d’envoi par recommandée de votre déclaration.</text:p>
      <text:p text:style-name="P6"/>
      <text:p text:style-name="P6"><text:span text:style-name="T8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P6"/>
      <text:p text:style-name="P6"/>
      <text:p text:style-name="P6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3:37.907205951</dc:date>
    <dc:language>fr-FR</dc:language>
    <meta:editing-cycles>81</meta:editing-cycles>
    <meta:editing-duration>P1DT7H49M5S</meta:editing-duration>
    <meta:document-statistic meta:table-count="1" meta:image-count="0" meta:object-count="0" meta:page-count="1" meta:paragraph-count="23" meta:word-count="200" meta:character-count="1517" meta:non-whitespace-character-count="1362"/>
    <meta:user-defined meta:name="Info 1"/>
    <meta:user-defined meta:name="Info 2"/>
    <meta:user-defined meta:name="Info 3"/>
    <meta:user-defined meta:name="Info 4"/>
  </office:meta>
</office:document-meta>
</file>